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90" table:style-name="ce1">
            <text:p>90</text:p>
          </table:table-cell>
          <table:table-cell office:value-type="float" office:value="58" table:style-name="ce1">
            <text:p>58</text:p>
          </table:table-cell>
          <table:table-cell office:value-type="float" office:value="432" table:style-name="ce1">
            <text:p>432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73" table:style-name="ce1">
            <text:p>73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1" table:style-name="ce1">
            <text:p>51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91" table:style-name="ce1">
            <text:p>91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68" table:style-name="ce1">
            <text:p>68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Saiz García, Miguel</dc:creator>
    <dc:date>2024-02-24T12:49:41Z</dc:date>
    <meta:editing-duration>PT0S</meta:editing-duration>
  </office:meta>
</office:document-meta>
</file>